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b4c7dc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72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2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0.715cm"/>
      <style:paragraph-properties style:writing-mode="lr-tb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0.128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b4c7dc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b4c7dc" style:font-name="Liberation Sans1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b4c7dc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b4c7dc" style:text-position="-33% 58%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position="-33% 58%" style:font-name="Liberation Sans1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00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b4c7dc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b4c7dc" style:text-position="-33% 58%" style:font-name="Liberation Sans1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41cm" svg:y1="1.094cm" svg:x2="1.666cm" svg:y2="1.094cm">
          <text:p/>
        </draw:line>
        <draw:line draw:style-name="gr1" draw:text-style-name="P1" draw:layer="layout" svg:x1="1.666cm" svg:y1="1.094cm" svg:x2="1.741cm" svg:y2="0.894cm">
          <text:p/>
        </draw:line>
        <draw:line draw:style-name="gr1" draw:text-style-name="P1" draw:layer="layout" svg:x1="1.741cm" svg:y1="0.894cm" svg:x2="1.854cm" svg:y2="1.294cm">
          <text:p/>
        </draw:line>
        <draw:line draw:style-name="gr1" draw:text-style-name="P1" draw:layer="layout" svg:x1="1.854cm" svg:y1="1.294cm" svg:x2="2.004cm" svg:y2="0.894cm">
          <text:p/>
        </draw:line>
        <draw:line draw:style-name="gr1" draw:text-style-name="P1" draw:layer="layout" svg:x1="2.004cm" svg:y1="0.894cm" svg:x2="2.117cm" svg:y2="1.294cm">
          <text:p/>
        </draw:line>
        <draw:line draw:style-name="gr1" draw:text-style-name="P1" draw:layer="layout" svg:x1="2.266cm" svg:y1="0.894cm" svg:x2="2.379cm" svg:y2="1.294cm">
          <text:p/>
        </draw:line>
        <draw:line draw:style-name="gr1" draw:text-style-name="P1" draw:layer="layout" svg:x1="2.116cm" svg:y1="1.294cm" svg:x2="2.266cm" svg:y2="0.894cm">
          <text:p/>
        </draw:line>
        <draw:line draw:style-name="gr1" draw:text-style-name="P1" draw:layer="layout" svg:x1="2.379cm" svg:y1="1.294cm" svg:x2="2.529cm" svg:y2="0.894cm">
          <text:p/>
        </draw:line>
        <draw:line draw:style-name="gr1" draw:text-style-name="P1" draw:layer="layout" svg:x1="2.529cm" svg:y1="0.894cm" svg:x2="2.642cm" svg:y2="1.294cm">
          <text:p/>
        </draw:line>
        <draw:line draw:style-name="gr1" draw:text-style-name="P1" draw:layer="layout" svg:x1="2.644cm" svg:y1="1.294cm" svg:x2="2.719cm" svg:y2="1.094cm">
          <text:p/>
        </draw:line>
        <draw:line draw:style-name="gr1" draw:text-style-name="P1" draw:layer="layout" svg:x1="2.716cm" svg:y1="1.094cm" svg:x2="2.941cm" svg:y2="1.094cm">
          <text:p/>
        </draw:line>
        <draw:line draw:style-name="gr1" draw:text-style-name="P1" draw:layer="layout" svg:x1="3.641cm" svg:y1="1.094cm" svg:x2="3.866cm" svg:y2="1.094cm">
          <text:p/>
        </draw:line>
        <draw:line draw:style-name="gr1" draw:text-style-name="P1" draw:layer="layout" svg:x1="3.866cm" svg:y1="1.094cm" svg:x2="3.941cm" svg:y2="0.894cm">
          <text:p/>
        </draw:line>
        <draw:line draw:style-name="gr1" draw:text-style-name="P1" draw:layer="layout" svg:x1="3.941cm" svg:y1="0.894cm" svg:x2="4.054cm" svg:y2="1.294cm">
          <text:p/>
        </draw:line>
        <draw:line draw:style-name="gr1" draw:text-style-name="P1" draw:layer="layout" svg:x1="4.054cm" svg:y1="1.294cm" svg:x2="4.204cm" svg:y2="0.894cm">
          <text:p/>
        </draw:line>
        <draw:line draw:style-name="gr1" draw:text-style-name="P1" draw:layer="layout" svg:x1="4.204cm" svg:y1="0.894cm" svg:x2="4.317cm" svg:y2="1.294cm">
          <text:p/>
        </draw:line>
        <draw:line draw:style-name="gr1" draw:text-style-name="P1" draw:layer="layout" svg:x1="4.466cm" svg:y1="0.894cm" svg:x2="4.579cm" svg:y2="1.294cm">
          <text:p/>
        </draw:line>
        <draw:line draw:style-name="gr1" draw:text-style-name="P1" draw:layer="layout" svg:x1="4.316cm" svg:y1="1.294cm" svg:x2="4.466cm" svg:y2="0.894cm">
          <text:p/>
        </draw:line>
        <draw:line draw:style-name="gr1" draw:text-style-name="P1" draw:layer="layout" svg:x1="4.579cm" svg:y1="1.294cm" svg:x2="4.729cm" svg:y2="0.894cm">
          <text:p/>
        </draw:line>
        <draw:line draw:style-name="gr1" draw:text-style-name="P1" draw:layer="layout" svg:x1="4.729cm" svg:y1="0.894cm" svg:x2="4.842cm" svg:y2="1.294cm">
          <text:p/>
        </draw:line>
        <draw:line draw:style-name="gr1" draw:text-style-name="P1" draw:layer="layout" svg:x1="4.844cm" svg:y1="1.294cm" svg:x2="4.919cm" svg:y2="1.094cm">
          <text:p/>
        </draw:line>
        <draw:line draw:style-name="gr1" draw:text-style-name="P1" draw:layer="layout" svg:x1="4.916cm" svg:y1="1.094cm" svg:x2="5.141cm" svg:y2="1.094cm">
          <text:p/>
        </draw:line>
        <draw:line draw:style-name="gr1" draw:text-style-name="P1" draw:layer="layout" svg:x1="3.341cm" svg:y1="2.794cm" svg:x2="3.341cm" svg:y2="2.569cm">
          <text:p/>
        </draw:line>
        <draw:line draw:style-name="gr1" draw:text-style-name="P1" draw:layer="layout" svg:x1="3.341cm" svg:y1="2.569cm" svg:x2="3.141cm" svg:y2="2.494cm">
          <text:p/>
        </draw:line>
        <draw:line draw:style-name="gr1" draw:text-style-name="P1" draw:layer="layout" svg:x1="3.141cm" svg:y1="2.495cm" svg:x2="3.541cm" svg:y2="2.382cm">
          <text:p/>
        </draw:line>
        <draw:line draw:style-name="gr1" draw:text-style-name="P1" draw:layer="layout" svg:x1="3.541cm" svg:y1="2.381cm" svg:x2="3.141cm" svg:y2="2.231cm">
          <text:p/>
        </draw:line>
        <draw:line draw:style-name="gr1" draw:text-style-name="P1" draw:layer="layout" svg:x1="3.141cm" svg:y1="2.232cm" svg:x2="3.541cm" svg:y2="2.119cm">
          <text:p/>
        </draw:line>
        <draw:line draw:style-name="gr1" draw:text-style-name="P1" draw:layer="layout" svg:x1="3.141cm" svg:y1="1.97cm" svg:x2="3.541cm" svg:y2="1.857cm">
          <text:p/>
        </draw:line>
        <draw:line draw:style-name="gr1" draw:text-style-name="P1" draw:layer="layout" svg:x1="3.541cm" svg:y1="2.119cm" svg:x2="3.141cm" svg:y2="1.969cm">
          <text:p/>
        </draw:line>
        <draw:line draw:style-name="gr1" draw:text-style-name="P1" draw:layer="layout" svg:x1="3.541cm" svg:y1="1.857cm" svg:x2="3.141cm" svg:y2="1.707cm">
          <text:p/>
        </draw:line>
        <draw:line draw:style-name="gr1" draw:text-style-name="P1" draw:layer="layout" svg:x1="3.141cm" svg:y1="1.706cm" svg:x2="3.541cm" svg:y2="1.594cm">
          <text:p/>
        </draw:line>
        <draw:line draw:style-name="gr1" draw:text-style-name="P1" draw:layer="layout" svg:x1="3.541cm" svg:y1="1.591cm" svg:x2="3.341cm" svg:y2="1.516cm">
          <text:p/>
        </draw:line>
        <draw:line draw:style-name="gr1" draw:text-style-name="P1" draw:layer="layout" svg:x1="3.341cm" svg:y1="1.519cm" svg:x2="3.341cm" svg:y2="1.294cm">
          <text:p/>
        </draw:line>
        <draw:line draw:style-name="gr1" draw:text-style-name="P1" draw:layer="layout" svg:x1="1.441cm" svg:y1="3.094cm" svg:x2="1.666cm" svg:y2="3.094cm">
          <text:p/>
        </draw:line>
        <draw:line draw:style-name="gr1" draw:text-style-name="P1" draw:layer="layout" svg:x1="1.666cm" svg:y1="3.094cm" svg:x2="1.741cm" svg:y2="2.894cm">
          <text:p/>
        </draw:line>
        <draw:line draw:style-name="gr1" draw:text-style-name="P1" draw:layer="layout" svg:x1="1.741cm" svg:y1="2.894cm" svg:x2="1.854cm" svg:y2="3.294cm">
          <text:p/>
        </draw:line>
        <draw:line draw:style-name="gr1" draw:text-style-name="P1" draw:layer="layout" svg:x1="1.854cm" svg:y1="3.294cm" svg:x2="2.004cm" svg:y2="2.894cm">
          <text:p/>
        </draw:line>
        <draw:line draw:style-name="gr1" draw:text-style-name="P1" draw:layer="layout" svg:x1="2.004cm" svg:y1="2.894cm" svg:x2="2.117cm" svg:y2="3.294cm">
          <text:p/>
        </draw:line>
        <draw:line draw:style-name="gr1" draw:text-style-name="P1" draw:layer="layout" svg:x1="2.266cm" svg:y1="2.894cm" svg:x2="2.379cm" svg:y2="3.294cm">
          <text:p/>
        </draw:line>
        <draw:line draw:style-name="gr1" draw:text-style-name="P1" draw:layer="layout" svg:x1="2.116cm" svg:y1="3.294cm" svg:x2="2.266cm" svg:y2="2.894cm">
          <text:p/>
        </draw:line>
        <draw:line draw:style-name="gr1" draw:text-style-name="P1" draw:layer="layout" svg:x1="2.379cm" svg:y1="3.294cm" svg:x2="2.529cm" svg:y2="2.894cm">
          <text:p/>
        </draw:line>
        <draw:line draw:style-name="gr1" draw:text-style-name="P1" draw:layer="layout" svg:x1="2.529cm" svg:y1="2.894cm" svg:x2="2.642cm" svg:y2="3.294cm">
          <text:p/>
        </draw:line>
        <draw:line draw:style-name="gr1" draw:text-style-name="P1" draw:layer="layout" svg:x1="2.644cm" svg:y1="3.294cm" svg:x2="2.719cm" svg:y2="3.094cm">
          <text:p/>
        </draw:line>
        <draw:line draw:style-name="gr1" draw:text-style-name="P1" draw:layer="layout" svg:x1="2.716cm" svg:y1="3.094cm" svg:x2="2.941cm" svg:y2="3.094cm">
          <text:p/>
        </draw:line>
        <draw:line draw:style-name="gr1" draw:text-style-name="P1" draw:layer="layout" svg:x1="3.641cm" svg:y1="3.094cm" svg:x2="3.866cm" svg:y2="3.094cm">
          <text:p/>
        </draw:line>
        <draw:line draw:style-name="gr1" draw:text-style-name="P1" draw:layer="layout" svg:x1="3.866cm" svg:y1="3.094cm" svg:x2="3.941cm" svg:y2="2.894cm">
          <text:p/>
        </draw:line>
        <draw:line draw:style-name="gr1" draw:text-style-name="P1" draw:layer="layout" svg:x1="3.941cm" svg:y1="2.894cm" svg:x2="4.054cm" svg:y2="3.294cm">
          <text:p/>
        </draw:line>
        <draw:line draw:style-name="gr1" draw:text-style-name="P1" draw:layer="layout" svg:x1="4.054cm" svg:y1="3.294cm" svg:x2="4.204cm" svg:y2="2.894cm">
          <text:p/>
        </draw:line>
        <draw:line draw:style-name="gr1" draw:text-style-name="P1" draw:layer="layout" svg:x1="4.204cm" svg:y1="2.894cm" svg:x2="4.317cm" svg:y2="3.294cm">
          <text:p/>
        </draw:line>
        <draw:line draw:style-name="gr1" draw:text-style-name="P1" draw:layer="layout" svg:x1="4.466cm" svg:y1="2.894cm" svg:x2="4.579cm" svg:y2="3.294cm">
          <text:p/>
        </draw:line>
        <draw:line draw:style-name="gr1" draw:text-style-name="P1" draw:layer="layout" svg:x1="4.316cm" svg:y1="3.294cm" svg:x2="4.466cm" svg:y2="2.894cm">
          <text:p/>
        </draw:line>
        <draw:line draw:style-name="gr1" draw:text-style-name="P1" draw:layer="layout" svg:x1="4.579cm" svg:y1="3.294cm" svg:x2="4.729cm" svg:y2="2.894cm">
          <text:p/>
        </draw:line>
        <draw:line draw:style-name="gr1" draw:text-style-name="P1" draw:layer="layout" svg:x1="4.729cm" svg:y1="2.894cm" svg:x2="4.842cm" svg:y2="3.294cm">
          <text:p/>
        </draw:line>
        <draw:line draw:style-name="gr1" draw:text-style-name="P1" draw:layer="layout" svg:x1="4.844cm" svg:y1="3.294cm" svg:x2="4.919cm" svg:y2="3.094cm">
          <text:p/>
        </draw:line>
        <draw:line draw:style-name="gr1" draw:text-style-name="P1" draw:layer="layout" svg:x1="4.916cm" svg:y1="3.094cm" svg:x2="5.141cm" svg:y2="3.094cm">
          <text:p/>
        </draw:line>
        <draw:line draw:style-name="gr1" draw:text-style-name="P1" draw:layer="layout" svg:x1="1.441cm" svg:y1="5.094cm" svg:x2="1.666cm" svg:y2="5.094cm">
          <text:p/>
        </draw:line>
        <draw:line draw:style-name="gr1" draw:text-style-name="P1" draw:layer="layout" svg:x1="1.666cm" svg:y1="5.094cm" svg:x2="1.741cm" svg:y2="4.894cm">
          <text:p/>
        </draw:line>
        <draw:line draw:style-name="gr1" draw:text-style-name="P1" draw:layer="layout" svg:x1="1.741cm" svg:y1="4.894cm" svg:x2="1.854cm" svg:y2="5.294cm">
          <text:p/>
        </draw:line>
        <draw:line draw:style-name="gr1" draw:text-style-name="P1" draw:layer="layout" svg:x1="1.854cm" svg:y1="5.294cm" svg:x2="2.004cm" svg:y2="4.894cm">
          <text:p/>
        </draw:line>
        <draw:line draw:style-name="gr1" draw:text-style-name="P1" draw:layer="layout" svg:x1="2.004cm" svg:y1="4.894cm" svg:x2="2.117cm" svg:y2="5.294cm">
          <text:p/>
        </draw:line>
        <draw:line draw:style-name="gr1" draw:text-style-name="P1" draw:layer="layout" svg:x1="2.266cm" svg:y1="4.894cm" svg:x2="2.379cm" svg:y2="5.294cm">
          <text:p/>
        </draw:line>
        <draw:line draw:style-name="gr1" draw:text-style-name="P1" draw:layer="layout" svg:x1="2.116cm" svg:y1="5.294cm" svg:x2="2.266cm" svg:y2="4.894cm">
          <text:p/>
        </draw:line>
        <draw:line draw:style-name="gr1" draw:text-style-name="P1" draw:layer="layout" svg:x1="2.379cm" svg:y1="5.294cm" svg:x2="2.529cm" svg:y2="4.894cm">
          <text:p/>
        </draw:line>
        <draw:line draw:style-name="gr1" draw:text-style-name="P1" draw:layer="layout" svg:x1="2.529cm" svg:y1="4.894cm" svg:x2="2.642cm" svg:y2="5.294cm">
          <text:p/>
        </draw:line>
        <draw:line draw:style-name="gr1" draw:text-style-name="P1" draw:layer="layout" svg:x1="2.644cm" svg:y1="5.294cm" svg:x2="2.719cm" svg:y2="5.094cm">
          <text:p/>
        </draw:line>
        <draw:line draw:style-name="gr1" draw:text-style-name="P1" draw:layer="layout" svg:x1="2.716cm" svg:y1="5.094cm" svg:x2="2.941cm" svg:y2="5.094cm">
          <text:p/>
        </draw:line>
        <draw:line draw:style-name="gr1" draw:text-style-name="P1" draw:layer="layout" svg:x1="1.041cm" svg:y1="4.794cm" svg:x2="1.041cm" svg:y2="4.569cm">
          <text:p/>
        </draw:line>
        <draw:line draw:style-name="gr1" draw:text-style-name="P1" draw:layer="layout" svg:x1="1.041cm" svg:y1="4.569cm" svg:x2="0.841cm" svg:y2="4.494cm">
          <text:p/>
        </draw:line>
        <draw:line draw:style-name="gr1" draw:text-style-name="P1" draw:layer="layout" svg:x1="0.841cm" svg:y1="4.495cm" svg:x2="1.241cm" svg:y2="4.382cm">
          <text:p/>
        </draw:line>
        <draw:line draw:style-name="gr1" draw:text-style-name="P1" draw:layer="layout" svg:x1="1.241cm" svg:y1="4.381cm" svg:x2="0.841cm" svg:y2="4.231cm">
          <text:p/>
        </draw:line>
        <draw:line draw:style-name="gr1" draw:text-style-name="P1" draw:layer="layout" svg:x1="0.841cm" svg:y1="4.232cm" svg:x2="1.241cm" svg:y2="4.119cm">
          <text:p/>
        </draw:line>
        <draw:line draw:style-name="gr1" draw:text-style-name="P1" draw:layer="layout" svg:x1="0.841cm" svg:y1="3.97cm" svg:x2="1.241cm" svg:y2="3.857cm">
          <text:p/>
        </draw:line>
        <draw:line draw:style-name="gr1" draw:text-style-name="P1" draw:layer="layout" svg:x1="1.241cm" svg:y1="4.119cm" svg:x2="0.841cm" svg:y2="3.969cm">
          <text:p/>
        </draw:line>
        <draw:line draw:style-name="gr1" draw:text-style-name="P1" draw:layer="layout" svg:x1="1.241cm" svg:y1="3.857cm" svg:x2="0.841cm" svg:y2="3.707cm">
          <text:p/>
        </draw:line>
        <draw:line draw:style-name="gr1" draw:text-style-name="P1" draw:layer="layout" svg:x1="0.841cm" svg:y1="3.706cm" svg:x2="1.241cm" svg:y2="3.594cm">
          <text:p/>
        </draw:line>
        <draw:line draw:style-name="gr1" draw:text-style-name="P1" draw:layer="layout" svg:x1="1.241cm" svg:y1="3.591cm" svg:x2="1.041cm" svg:y2="3.516cm">
          <text:p/>
        </draw:line>
        <draw:line draw:style-name="gr1" draw:text-style-name="P1" draw:layer="layout" svg:x1="1.041cm" svg:y1="3.519cm" svg:x2="1.041cm" svg:y2="3.294cm">
          <text:p/>
        </draw:line>
        <draw:custom-shape draw:style-name="gr2" draw:text-style-name="P2" draw:layer="layout" svg:width="0.4cm" svg:height="0.4cm" svg:x="0.841cm" svg:y="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7cm" svg:x="3.141cm" svg:y="3.6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4cm" svg:height="0.4cm" svg:x="5.33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7cm" svg:x="5.341cm" svg:y="1.6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2.941cm" svg:y1="3.094cm" svg:x2="3.641cm" svg:y2="3.094cm">
          <text:p/>
        </draw:line>
        <draw:line draw:style-name="gr4" draw:text-style-name="P3" draw:layer="layout" svg:x1="2.741cm" svg:y1="1.094cm" svg:x2="3.641cm" svg:y2="1.094cm">
          <text:p/>
        </draw:line>
        <draw:line draw:style-name="gr4" draw:text-style-name="P3" draw:layer="layout" svg:x1="2.941cm" svg:y1="5.094cm" svg:x2="5.541cm" svg:y2="5.094cm">
          <text:p/>
        </draw:line>
        <draw:line draw:style-name="gr4" draw:text-style-name="P3" draw:layer="layout" svg:x1="1.041cm" svg:y1="3.294cm" svg:x2="1.041cm" svg:y2="2.194cm">
          <text:p/>
        </draw:line>
        <draw:line draw:style-name="gr4" draw:text-style-name="P3" draw:layer="layout" svg:x1="5.541cm" svg:y1="3.894cm" svg:x2="5.541cm" svg:y2="2.394cm">
          <text:p/>
        </draw:line>
        <draw:line draw:style-name="gr4" draw:text-style-name="P3" draw:layer="layout" svg:x1="1.041cm" svg:y1="1.794cm" svg:x2="1.041cm" svg:y2="1.094cm">
          <text:p/>
        </draw:line>
        <draw:line draw:style-name="gr4" draw:text-style-name="P3" draw:layer="layout" svg:x1="3.341cm" svg:y1="3.694cm" svg:x2="3.341cm" svg:y2="2.794cm">
          <text:p/>
        </draw:line>
        <draw:line draw:style-name="gr4" draw:text-style-name="P3" draw:layer="layout" svg:x1="3.341cm" svg:y1="1.294cm" svg:x2="3.341cm" svg:y2="1.094cm">
          <text:p/>
        </draw:line>
        <draw:line draw:style-name="gr4" draw:text-style-name="P3" draw:layer="layout" svg:x1="3.341cm" svg:y1="5.094cm" svg:x2="3.341cm" svg:y2="4.394cm">
          <text:p/>
        </draw:line>
        <draw:line draw:style-name="gr4" draw:text-style-name="P3" draw:layer="layout" svg:x1="5.541cm" svg:y1="5.094cm" svg:x2="5.541cm" svg:y2="4.294cm">
          <text:p/>
        </draw:line>
        <draw:line draw:style-name="gr4" draw:text-style-name="P3" draw:layer="layout" svg:x1="5.541cm" svg:y1="1.694cm" svg:x2="5.541cm" svg:y2="1.094cm">
          <text:p/>
        </draw:line>
        <draw:line draw:style-name="gr4" draw:text-style-name="P3" draw:layer="layout" svg:x1="1.041cm" svg:y1="5.094cm" svg:x2="1.041cm" svg:y2="4.794cm">
          <text:p/>
        </draw:line>
        <draw:line draw:style-name="gr4" draw:text-style-name="P3" draw:layer="layout" svg:x1="1.041cm" svg:y1="3.094cm" svg:x2="1.441cm" svg:y2="3.094cm">
          <text:p/>
        </draw:line>
        <draw:line draw:style-name="gr4" draw:text-style-name="P3" draw:layer="layout" svg:x1="1.041cm" svg:y1="1.094cm" svg:x2="1.441cm" svg:y2="1.094cm">
          <text:p/>
        </draw:line>
        <draw:line draw:style-name="gr4" draw:text-style-name="P3" draw:layer="layout" svg:x1="5.141cm" svg:y1="1.094cm" svg:x2="5.541cm" svg:y2="1.094cm">
          <text:p/>
        </draw:line>
        <draw:line draw:style-name="gr4" draw:text-style-name="P3" draw:layer="layout" svg:x1="5.141cm" svg:y1="3.094cm" svg:x2="5.541cm" svg:y2="3.094cm">
          <text:p/>
        </draw:line>
        <draw:line draw:style-name="gr4" draw:text-style-name="P3" draw:layer="layout" svg:x1="1.041cm" svg:y1="5.094cm" svg:x2="1.441cm" svg:y2="5.094cm">
          <text:p/>
        </draw:line>
        <draw:frame draw:style-name="gr5" draw:text-style-name="P4" draw:layer="layout" svg:width="0.363cm" svg:height="0.607cm" svg:x="0.841cm" svg:y="1.678cm">
          <draw:text-box>
            <text:p><text:span text:style-name="T1">±</text:span></text:p>
          </draw:text-box>
        </draw:frame>
        <draw:frame draw:style-name="gr5" draw:text-style-name="P4" draw:layer="layout" svg:width="0.333cm" svg:height="0.607cm" svg:x="3.169cm" svg:y="3.722cm">
          <draw:text-box>
            <text:p><text:span text:style-name="T1">±</text:span></text:p>
          </draw:text-box>
        </draw:frame>
        <draw:custom-shape draw:style-name="gr6" draw:text-style-name="P1" draw:layer="layout" svg:width="0.1cm" svg:height="0.2cm" svg:x="5.487cm" svg:y="3.99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099cm" svg:height="0.2cm" svg:x="5.493cm" svg:y="1.9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0.852cm" svg:height="0.538cm" svg:x="1.736cm" svg:y="0.522cm">
          <draw:text-box>
            <text:p><text:span text:style-name="T2">R</text:span><text:span text:style-name="T3">1</text:span></text:p>
          </draw:text-box>
        </draw:frame>
        <draw:frame draw:style-name="gr8" draw:text-style-name="P6" draw:layer="layout" svg:width="0.852cm" svg:height="0.538cm" svg:x="3.942cm" svg:y="0.512cm">
          <draw:text-box>
            <text:p><text:span text:style-name="T2">R</text:span><text:span text:style-name="T3">2</text:span></text:p>
          </draw:text-box>
        </draw:frame>
        <draw:frame draw:style-name="gr8" draw:text-style-name="P6" draw:layer="layout" svg:width="0.852cm" svg:height="0.538cm" svg:x="1.747cm" svg:y="2.533cm">
          <draw:text-box>
            <text:p><text:span text:style-name="T2">R</text:span><text:span text:style-name="T3">4</text:span></text:p>
          </draw:text-box>
        </draw:frame>
        <draw:frame draw:style-name="gr8" draw:text-style-name="P6" draw:layer="layout" svg:width="0.852cm" svg:height="0.538cm" svg:x="3.954cm" svg:y="2.551cm">
          <draw:text-box>
            <text:p><text:span text:style-name="T2">R</text:span><text:span text:style-name="T3">5</text:span></text:p>
          </draw:text-box>
        </draw:frame>
        <draw:frame draw:style-name="gr8" draw:text-style-name="P6" draw:layer="layout" svg:width="0.852cm" svg:height="0.538cm" svg:x="3.253cm" svg:y="1.753cm">
          <draw:text-box>
            <text:p><text:span text:style-name="T2">R</text:span><text:span text:style-name="T3">3</text:span></text:p>
          </draw:text-box>
        </draw:frame>
        <draw:frame draw:style-name="gr8" draw:text-style-name="P6" draw:layer="layout" svg:width="0.852cm" svg:height="0.538cm" svg:x="0.35cm" svg:y="3.84cm">
          <draw:text-box>
            <text:p><text:span text:style-name="T2">R</text:span><text:span text:style-name="T3">6</text:span></text:p>
          </draw:text-box>
        </draw:frame>
        <draw:frame draw:style-name="gr8" draw:text-style-name="P6" draw:layer="layout" svg:width="0.852cm" svg:height="0.538cm" svg:x="1.844cm" svg:y="5.147cm">
          <draw:text-box>
            <text:p><text:span text:style-name="T2">R</text:span><text:span text:style-name="T3">7</text:span></text:p>
          </draw:text-box>
        </draw:frame>
        <draw:frame draw:style-name="gr9" draw:text-style-name="P7" draw:layer="layout" svg:width="1.362cm" svg:height="0.965cm" svg:x="3.335cm" svg:y="3.8cm">
          <draw:text-box>
            <text:p><text:span text:style-name="T4">V</text:span><text:span text:style-name="T5">c</text:span><text:span text:style-name="T4">=K</text:span><text:span text:style-name="T5">c</text:span><text:span text:style-name="T4">I</text:span><text:span text:style-name="T5">c</text:span></text:p>
          </draw:text-box>
        </draw:frame>
        <draw:frame draw:style-name="gr10" draw:text-style-name="P7" draw:layer="layout" svg:width="1.362cm" svg:height="0.965cm" svg:x="5.524cm" svg:y="3.879cm">
          <draw:text-box>
            <text:p><text:span text:style-name="T4">I</text:span><text:span text:style-name="T5">d</text:span></text:p>
          </draw:text-box>
        </draw:frame>
        <draw:frame draw:style-name="gr9" draw:text-style-name="P7" draw:layer="layout" svg:width="1.362cm" svg:height="0.965cm" svg:x="5.531cm" svg:y="1.806cm">
          <draw:text-box>
            <text:p><text:span text:style-name="T6">I</text:span><text:span text:style-name="T5">b</text:span><text:span text:style-name="T4">=K</text:span><text:span text:style-name="T5">b</text:span><text:span text:style-name="T4">V</text:span><text:span text:style-name="T5">b</text:span></text:p>
          </draw:text-box>
        </draw:frame>
        <draw:frame draw:style-name="gr10" draw:text-style-name="P8" draw:layer="layout" svg:width="1.362cm" svg:height="0.965cm" svg:x="2.693cm" svg:y="1.74cm">
          <draw:text-box>
            <text:p><text:span text:style-name="T7">V</text:span><text:span text:style-name="T8">b</text:span></text:p>
          </draw:text-box>
        </draw:frame>
        <draw:frame draw:style-name="gr10" draw:text-style-name="P8" draw:layer="layout" svg:width="1.362cm" svg:height="0.965cm" svg:x="2.905cm" svg:y="1.167cm">
          <draw:text-box>
            <text:p><text:span text:style-name="T7">+</text:span></text:p>
          </draw:text-box>
        </draw:frame>
        <draw:frame draw:style-name="gr10" draw:text-style-name="P8" draw:layer="layout" svg:width="1.362cm" svg:height="0.965cm" svg:x="2.923cm" svg:y="2.456cm">
          <draw:text-box>
            <text:p><text:span text:style-name="T7">-</text:span></text:p>
          </draw:text-box>
        </draw:frame>
        <draw:custom-shape draw:style-name="gr11" draw:text-style-name="P2" draw:layer="layout" svg:width="0.121cm" svg:height="0.43cm" svg:x="1.3cm" svg:y="3.843cm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0.852cm" svg:height="0.538cm" svg:x="1.191cm" svg:y="3.767cm">
          <draw:text-box>
            <text:p><text:span text:style-name="T2">I</text:span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56cm" fo:page-height="5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8:31:30.296748700</meta:creation-date>
    <dc:date>2021-03-21T00:43:34.007630136</dc:date>
    <meta:editing-duration>PT25M30S</meta:editing-duration>
    <meta:editing-cycles>5</meta:editing-cycles>
    <meta:generator>LibreOffice/6.4.6.2$Linux_X86_64 LibreOffice_project/40$Build-2</meta:generator>
    <meta:document-statistic meta:object-count="117"/>
  </office:meta>
</office:document-meta>
</file>